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a56d7a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a56d7a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a56d7a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a56d7a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56d7a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a56d7a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a56d7a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56d7a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a56d7a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a56d7a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56d7a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56d7a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3" style:family="paragraph" style:parent-style-name="Paragraph">
      <style:text-properties officeooo:rsid="018df6cb" officeooo:paragraph-rsid="018df6cb"/>
    </style:style>
    <style:style style:name="P44" style:family="paragraph" style:parent-style-name="Paragraph">
      <style:text-properties style:font-name="Calibri" fo:font-size="11pt" officeooo:rsid="01932208" officeooo:paragraph-rsid="01932208" style:font-size-asian="11pt" style:font-size-complex="11pt"/>
    </style:style>
    <style:style style:name="P45" style:family="paragraph" style:parent-style-name="Paragraph">
      <style:text-properties style:font-name="Calibri" fo:font-size="11pt" officeooo:rsid="01996c05" officeooo:paragraph-rsid="019c4bdf" style:font-size-asian="11pt" style:font-size-complex="11pt"/>
    </style:style>
    <style:style style:name="P46" style:family="paragraph" style:parent-style-name="Paragraph">
      <style:text-properties style:font-name="Calibri" fo:font-size="11pt" officeooo:rsid="01957b67" officeooo:paragraph-rsid="019c4bdf" style:font-size-asian="11pt" style:font-size-complex="11pt"/>
    </style:style>
    <style:style style:name="P47" style:family="paragraph" style:parent-style-name="Paragraph">
      <style:text-properties officeooo:rsid="019c4bdf" officeooo:paragraph-rsid="019c4bdf"/>
    </style:style>
    <style:style style:name="P48" style:family="paragraph" style:parent-style-name="Heading">
      <style:text-properties officeooo:rsid="018ecf01" officeooo:paragraph-rsid="01907424"/>
    </style:style>
    <style:style style:name="P49" style:family="paragraph" style:parent-style-name="Paragraph" style:list-style-name="L1">
      <style:text-properties style:font-name="Calibri" fo:font-size="11pt" officeooo:rsid="01932208" officeooo:paragraph-rsid="01932208" style:font-size-asian="11pt" style:font-size-complex="11pt"/>
    </style:style>
    <style:style style:name="P50" style:family="paragraph" style:parent-style-name="Paragraph" style:list-style-name="L1">
      <style:text-properties officeooo:rsid="01932208" officeooo:paragraph-rsid="01932208"/>
    </style:style>
    <style:style style:name="P51" style:family="paragraph" style:parent-style-name="Paragraph" style:list-style-name="L2">
      <style:text-properties officeooo:rsid="01932208" officeooo:paragraph-rsid="019c4bdf"/>
    </style:style>
    <style:style style:name="P52" style:family="paragraph" style:parent-style-name="Paragraph" style:list-style-name="L2">
      <style:text-properties officeooo:rsid="01932208" officeooo:paragraph-rsid="01932208"/>
    </style:style>
    <style:style style:name="P53" style:family="paragraph" style:parent-style-name="Paragraph" style:list-style-name="L2">
      <style:text-properties officeooo:rsid="019366e3" officeooo:paragraph-rsid="019c4bdf"/>
    </style:style>
    <style:style style:name="P54" style:family="paragraph" style:parent-style-name="Table_20_Contents">
      <style:text-properties style:font-name="Calibri" fo:font-size="11pt" officeooo:rsid="000bac1b" officeooo:paragraph-rsid="01ab4183" style:font-size-asian="11pt" style:font-size-complex="11pt"/>
    </style:style>
    <style:style style:name="P55" style:family="paragraph" style:parent-style-name="Table_20_Contents">
      <style:text-properties style:font-name="Calibri" fo:font-size="11pt" officeooo:rsid="013d46b1" officeooo:paragraph-rsid="01ab4183" style:font-size-asian="11pt" style:font-size-complex="11pt"/>
    </style:style>
    <style:style style:name="P56" style:family="paragraph" style:parent-style-name="Table_20_Contents">
      <style:text-properties style:font-name="Calibri" fo:font-size="11pt" officeooo:paragraph-rsid="01ab4183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officeooo:rsid="0193e239"/>
    </style:style>
    <style:style style:name="T11" style:family="text">
      <style:text-properties officeooo:rsid="01957b67"/>
    </style:style>
    <style:style style:name="T12" style:family="text">
      <style:text-properties officeooo:rsid="016205aa"/>
    </style:style>
    <style:style style:name="T13" style:family="text">
      <style:text-properties officeooo:rsid="016b6f11"/>
    </style:style>
    <style:style style:name="T14" style:family="text">
      <style:text-properties officeooo:rsid="01a7a6f9"/>
    </style:style>
    <style:style style:name="T15" style:family="text">
      <style:text-properties officeooo:rsid="01b171c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3cm" fo:text-indent="-1.50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.501cm" fo:margin-left="6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6"><text:text-input text:description="">{{ dateString }}</text:text-input></text:p>
            <text:p text:style-name="P56"/>
            <text:p text:style-name="P56"/>
            <text:p text:style-name="P56"/>
            <text:p text:style-name="P56"><text:text-input text:description="">{% if recipient.recipientType == 'company' %}</text:text-input></text:p>
            <text:p text:style-name="P56"><text:text-input text:description="">{{ recipient.companyName }}</text:text-input></text:p>
            <text:p text:style-name="P56"><text:text-input text:description="">{% elif recipient.individuals %}</text:text-input></text:p>
            <text:p text:style-name="P56"><text:text-input text:description="">{% for individual in recipient.individuals %}</text:text-input></text:p>
            <text:p text:style-name="P56"><text:text-input text:description="">{{ individual.firstName }} {{individual.lastName }}</text:text-input></text:p>
            <text:p text:style-name="P56"><text:text-input text:description="">{% endfor %}</text:text-input></text:p>
            <text:p text:style-name="P56"><text:text-input text:description="">{% endif %}</text:text-input><text:text-input text:description=""/></text:p>
            <text:p text:style-name="P55"><text:span text:style-name="T15"><text:text-input text:description="">{% for address in  recipient.contactMethod['address'] %}</text:text-input></text:span></text:p>
            <text:p text:style-name="P55"><text:span text:style-name="T15"><text:text-input text:description="">{{ address }}</text:text-input></text:span></text:p>
            <text:p text:style-name="P54"><text:span text:style-name="T15"><text:text-input text:description="">{% endfor %}</text:text-input></text:span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0"/>
      <text:h text:style-name="P48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span text:style-name="T9"> </text:span><text:span text:style-name="T9"><text:text-input text:description="">{% if matter.assets|length == 1 %}</text:text-input></text:span><text:span text:style-name="T9"> ("the Property”) </text:span><text:span text:style-name="T9"><text:text-input text:description="">{% else %}</text:text-input></text:span><text:span text:style-name="T9"> (“the Properties”) </text:span><text:span text:style-name="T9"><text:text-input text:description="">{% endif %}</text:text-input></text:span></text:h>
      <text:p text:style-name="P44">We refer to the above transaction, which is being transacted as an electronic dealing in Landonline.</text:p>
      <text:p text:style-name="P44">We undertake that we have signed the <text:text-input text:description="">{{ matter.matterType }}</text:text-input> under e-dealing number <text:text-input text:description="">{{ matter.eDealingNumber }}</text:text-input>. </text:p>
      <text:p text:style-name="P44">Please read our <text:span text:style-name="T14">s</text:span>ettlement <text:span text:style-name="T14">r</text:span>equirements carefully prior to completing settlement. <text:s/>We reserve the right to reject your tender for settlement if our Settlement Requirements are not strictly complied with. </text:p>
      <text:p text:style-name="P44">We confirm our trust account details as: </text:p>
      <text:list xml:id="list1954506664316771461" text:style-name="L1">
        <text:list-item>
          <text:p text:style-name="P49">Account Name: Evolution Lawyers Limited </text:p>
        </text:list-item>
        <text:list-item>
          <text:p text:style-name="P50">Account Number: 12-3107-0010923-02 </text:p>
        </text:list-item>
      </text:list>
      <text:p text:style-name="P44">Immediately following satisfaction of our Settlement Requirements, we further undertake: </text:p>
      <text:p text:style-name="P45"><text:text-input text:description="">{% if matter.matterType == 'discharge of mortgage and transfer instruments' %}</text:text-input></text:p>
      <text:list xml:id="list5028129171551629369" text:style-name="L2">
        <text:list-item>
          <text:p text:style-name="P51">to release the following instrument<text:span text:style-name="T11">s </text:span>from the Landonline Workspace into your control: </text:p>
          <text:list>
            <text:list-item>
              <text:p text:style-name="P53">Discharge of Mortgage number <text:span text:style-name="T10"><text:text-input text:description="">{{ matter.mortgageInstrumentNumber }}</text:text-input></text:span>; and </text:p>
            </text:list-item>
            <text:list-item>
              <text:p text:style-name="P53">Transfer number <text:text-input text:description="">{{ matter.transferInstrumentNumber }}</text:text-input>;</text:p>
            </text:list-item>
          </text:list>
        </text:list-item>
      </text:list>
      <text:p text:style-name="P46"><text:text-input text:description="">{% else %}</text:text-input></text:p>
      <text:list xml:id="list95838349071891" text:continue-list="list5028129171551629369" text:style-name="L2">
        <text:list-item text:start-value="1">
          <text:p text:style-name="P51">to release the following instrument<text:span text:style-name="T11"> </text:span>from the Landonline Workspace into your control: </text:p>
          <text:list>
            <text:list-item text:start-value="1">
              <text:p text:style-name="P53">Transfer number <text:text-input text:description="">{{ matter.transferInstrumentNumber }}</text:text-input>;</text:p>
            </text:list-item>
          </text:list>
        </text:list-item>
      </text:list>
      <text:p text:style-name="P47"><text:soft-page-break/><text:text-input text:description="">{% endif %}</text:text-input></text:p>
      <text:list xml:id="list95838965266081" text:continue-numbering="true" text:style-name="L2">
        <text:list-item>
          <text:p text:style-name="P52">not to attempt to withdraw any release of, or alter any, instruments following release or settlement; and </text:p>
        </text:list-item>
        <text:list-item>
          <text:p text:style-name="P52">to authorise the release of the keys to the Property to your client. </text:p>
        </text:list-item>
      </text:list>
      <text:p text:style-name="P43"/>
      <table:table table:name="Table2" table:style-name="Table2">
        <table:table-column table:style-name="Table2.A"/>
        <table:table-row>
          <table:table-cell table:style-name="Table2.A1" office:value-type="string">
            <text:p text:style-name="P42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2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12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13"><text:text-input text:description="">{% if copy.email %}</text:text-input></text:span></text:p>
      <text:p text:style-name="P18"><text:tab/><text:tab/><text:span text:style-name="T13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soft-page-break/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09:58:37.201373000</dc:date>
    <meta:editing-duration>P3DT3H1M33S</meta:editing-duration>
    <meta:editing-cycles>397</meta:editing-cycles>
    <meta:generator>LibreOffice/5.0.4.2$MacOSX_X86_64 LibreOffice_project/2b9802c1994aa0b7dc6079e128979269cf95bc78</meta:generator>
    <meta:document-statistic meta:table-count="2" meta:image-count="2" meta:object-count="0" meta:page-count="3" meta:paragraph-count="77" meta:word-count="684" meta:character-count="3542" meta:non-whitespace-character-count="3082"/>
  </office:meta>
</office:document-meta>
</file>